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dgar Twigg (don't hesitate to e-mail if you have questions)</text:p>
      <text:p text:style-name="Standard"><text:a xlink:type="simple" xlink:href="mailto:bwayr@mit.edu">bwayr@mit.edu</text:a></text:p>
      <text:p text:style-name="Standard"/>
      <text:p text:style-name="Standard">This document is designed to help you get started communicating between a PC and the labkit using the FTDI USB interface. <text:s/>Although this document was constructed using MSVC on a Windows PC, FTDI does offer drivers for Mac and Linux.</text:p>
      <text:p text:style-name="Standard"/>
      <text:p text:style-name="Standard">There are three parts:</text:p>
      <text:p text:style-name="Standard">-Wire the FTDI device</text:p>
      <text:p text:style-name="Standard">-Implement the Verilog side</text:p>
      <text:p text:style-name="Standard">-Implement the PC side</text:p>
      <text:p text:style-name="Standard"/>
      <text:p text:style-name="Standard">Also, the FTDI device is capable of both sending and receiving. <text:s/>Although this document only covers sending data from a PC to the labkit, it isn't much harder to add the capability to send data from the labkit to the PC.</text:p>
      <text:p text:style-name="Standard"/>
      <text:p text:style-name="P1">Wire the FTDI Device</text:p>
      <text:p text:style-name="P2">Wire it up according to the datasheet which you can find here: <text:a xlink:type="simple" xlink:href="http://www.dlpdesign.com/usb/dlp-usb245mv15.pdf">www.dlpdesign.com/usb/dlp-usb245mv15.pdf</text:a></text:p>
      <text:p text:style-name="P2"/>
      <text:p text:style-name="P1">Verilog Side</text:p>
      <text:p text:style-name="P2">This is where the bulk of the work lies. <text:s/>A reader (but not a writer) is in this folder under usb_input.v</text:p>
      <text:p text:style-name="P2"/>
      <text:p text:style-name="P1">PC Side</text:p>
      <text:p text:style-name="P2">The first step is to install FTDI's drivers, which you can obtain at <text:a xlink:type="simple" xlink:href="http://www.ftdichip.com/Drivers/D2XX.htm">http://www.ftdichip.com/Drivers/D2XX.htm</text:a>.</text:p>
      <text:p text:style-name="P2"/>
      <text:p text:style-name="P2">If you're on windows, you can just run the included WriteToUSB application.</text:p>
      <text:p text:style-name="P2"/>
      <text:p text:style-name="P2">If you're not on windows, the code is all written in very simple C, and it should take only a few simple modifications to get it to compile on Mac or Lin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Edgar Twigg</dc:creator>
    <dc:date>2008-04-08T20:55:55</dc:date>
    <meta:editing-cycles>4</meta:editing-cycles>
    <meta:editing-duration>PT5H19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218" meta:character-count="1205"/>
  </office:meta>
</office:document-meta>
</file>